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officeooo:rsid="003fc3e1" officeooo:paragraph-rsid="003fc3e1"/>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text-align="justify" style:justify-single-word="false"/>
      <style:text-properties style:font-name="Arial" officeooo:rsid="001055e9" officeooo:paragraph-rsid="001055e9"/>
    </style:style>
    <style:style style:name="P4" style:family="paragraph" style:parent-style-name="Text_20_body">
      <style:paragraph-properties fo:text-align="justify" style:justify-single-word="false"/>
      <style:text-properties style:font-name="Arial" officeooo:rsid="00197554" officeooo:paragraph-rsid="00197554"/>
    </style:style>
    <style:style style:name="P5" style:family="paragraph" style:parent-style-name="Text_20_body">
      <style:paragraph-properties fo:text-align="justify" style:justify-single-word="false"/>
      <style:text-properties style:font-name="Arial" officeooo:rsid="001b0ca6" officeooo:paragraph-rsid="001b0ca6"/>
    </style:style>
    <style:style style:name="P6" style:family="paragraph" style:parent-style-name="Text_20_body">
      <style:paragraph-properties fo:text-align="justify" style:justify-single-word="false"/>
      <style:text-properties style:font-name="Arial" officeooo:rsid="001b84a4" officeooo:paragraph-rsid="001b84a4"/>
    </style:style>
    <style:style style:name="P7" style:family="paragraph" style:parent-style-name="Text_20_body">
      <style:paragraph-properties fo:text-align="justify" style:justify-single-word="false"/>
      <style:text-properties style:font-name="Arial" officeooo:rsid="001c1af2" officeooo:paragraph-rsid="001c1af2"/>
    </style:style>
    <style:style style:name="P8" style:family="paragraph" style:parent-style-name="Text_20_body">
      <style:paragraph-properties fo:text-align="justify" style:justify-single-word="false"/>
      <style:text-properties style:font-name="Arial" officeooo:rsid="002003ec" officeooo:paragraph-rsid="002003ec"/>
    </style:style>
    <style:style style:name="P9" style:family="paragraph" style:parent-style-name="Text_20_body">
      <style:paragraph-properties fo:text-align="justify" style:justify-single-word="false"/>
      <style:text-properties style:font-name="Arial" officeooo:rsid="00209e4f" officeooo:paragraph-rsid="00209e4f"/>
    </style:style>
    <style:style style:name="P10" style:family="paragraph" style:parent-style-name="Text_20_body">
      <style:paragraph-properties fo:text-align="justify" style:justify-single-word="false"/>
      <style:text-properties style:font-name="Arial" officeooo:rsid="00221398" officeooo:paragraph-rsid="00221398"/>
    </style:style>
    <style:style style:name="P11" style:family="paragraph" style:parent-style-name="Text_20_body">
      <style:paragraph-properties fo:text-align="justify" style:justify-single-word="false"/>
      <style:text-properties style:font-name="Arial" officeooo:rsid="0022f059" officeooo:paragraph-rsid="0022f059"/>
    </style:style>
    <style:style style:name="P12" style:family="paragraph" style:parent-style-name="Text_20_body">
      <style:paragraph-properties fo:text-align="justify" style:justify-single-word="false"/>
      <style:text-properties style:font-name="Arial" officeooo:rsid="0025c962" officeooo:paragraph-rsid="0025c962"/>
    </style:style>
    <style:style style:name="P13" style:family="paragraph" style:parent-style-name="Text_20_body">
      <style:paragraph-properties fo:text-align="justify" style:justify-single-word="false"/>
      <style:text-properties style:font-name="Arial" officeooo:rsid="002697ec" officeooo:paragraph-rsid="002697ec"/>
    </style:style>
    <style:style style:name="P14" style:family="paragraph" style:parent-style-name="Text_20_body">
      <style:paragraph-properties fo:text-align="justify" style:justify-single-word="false"/>
      <style:text-properties style:font-name="Arial" officeooo:rsid="0027b747" officeooo:paragraph-rsid="0027b747"/>
    </style:style>
    <style:style style:name="P15" style:family="paragraph" style:parent-style-name="Text_20_body">
      <style:paragraph-properties fo:text-align="justify" style:justify-single-word="false"/>
      <style:text-properties style:font-name="Arial" officeooo:rsid="002dfaca" officeooo:paragraph-rsid="002dfaca"/>
    </style:style>
    <style:style style:name="P16" style:family="paragraph" style:parent-style-name="Text_20_body">
      <style:paragraph-properties fo:text-align="justify" style:justify-single-word="false"/>
      <style:text-properties style:font-name="Arial" officeooo:rsid="003424ca" officeooo:paragraph-rsid="003424ca"/>
    </style:style>
    <style:style style:name="P17" style:family="paragraph" style:parent-style-name="Text_20_body">
      <style:paragraph-properties fo:text-align="justify" style:justify-single-word="false"/>
      <style:text-properties style:font-name="Arial" officeooo:rsid="0037824d" officeooo:paragraph-rsid="0037824d"/>
    </style:style>
    <style:style style:name="P18" style:family="paragraph" style:parent-style-name="Text_20_body">
      <style:paragraph-properties fo:text-align="justify" style:justify-single-word="false"/>
      <style:text-properties style:font-name="Arial" officeooo:rsid="0037c510" officeooo:paragraph-rsid="0037c510"/>
    </style:style>
    <style:style style:name="P19"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paragraph-rsid="002dfaca" style:font-size-asian="12pt" style:font-size-complex="12pt"/>
    </style:style>
    <style:style style:name="P20"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paragraph-rsid="0039fbbe" style:font-size-asian="12pt" style:font-size-complex="12pt"/>
    </style:style>
    <style:style style:name="P21"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paragraph-rsid="004bd2c1" style:font-size-asian="12pt" style:font-size-complex="12pt"/>
    </style:style>
    <style:style style:name="P22"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paragraph-rsid="00508e51" style:font-size-asian="12pt" style:font-size-complex="12pt"/>
    </style:style>
    <style:style style:name="P23"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paragraph-rsid="0065c94b" style:font-size-asian="12pt" style:font-size-complex="12pt"/>
    </style:style>
    <style:style style:name="P24"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paragraph-rsid="00668352" style:font-size-asian="12pt" style:font-size-complex="12pt"/>
    </style:style>
    <style:style style:name="P25"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paragraph-rsid="00707872" style:font-size-asian="12pt" style:font-size-complex="12pt"/>
    </style:style>
    <style:style style:name="P26"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paragraph-rsid="00744cac" style:font-size-asian="12pt" style:font-size-complex="12pt"/>
    </style:style>
    <style:style style:name="P27"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3fc3e1" officeooo:paragraph-rsid="003fc3e1" style:font-size-asian="12pt" style:font-size-complex="12pt"/>
    </style:style>
    <style:style style:name="P28"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4279a0" officeooo:paragraph-rsid="004279a0" style:font-size-asian="12pt" style:font-size-complex="12pt"/>
    </style:style>
    <style:style style:name="P29"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45bd03" officeooo:paragraph-rsid="0045bd03"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45bd03" officeooo:paragraph-rsid="00462ad3" style:font-size-asian="12pt" style:font-size-complex="12pt"/>
    </style:style>
    <style:style style:name="P31" style:family="paragraph" style:parent-style-name="Text_20_body">
      <style:paragraph-properties fo:text-align="start" style:justify-single-word="false"/>
      <style:text-properties fo:font-variant="normal" fo:text-transform="none" fo:color="#000000" style:font-name="Arial" fo:font-size="12pt" fo:letter-spacing="normal" fo:font-style="normal" fo:font-weight="normal" officeooo:rsid="004d3342" officeooo:paragraph-rsid="004d3342" style:font-size-asian="12pt" style:font-size-complex="12pt"/>
    </style:style>
    <style:style style:name="P32"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51a88f" officeooo:paragraph-rsid="0051a88f" style:font-size-asian="12pt" style:font-size-complex="12pt"/>
    </style:style>
    <style:style style:name="P33"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558499" officeooo:paragraph-rsid="00558499" style:font-size-asian="12pt" style:font-size-complex="12pt"/>
    </style:style>
    <style:style style:name="P34"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577f57" officeooo:paragraph-rsid="00577f57" style:font-size-asian="12pt" style:font-size-complex="12pt"/>
    </style:style>
    <style:style style:name="P35"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577f57" officeooo:paragraph-rsid="005ccb13" style:font-size-asian="12pt" style:font-size-complex="12pt"/>
    </style:style>
    <style:style style:name="P36"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6b84ec" officeooo:paragraph-rsid="006e309e" style:font-size-asian="12pt" style:font-size-complex="12pt"/>
    </style:style>
    <style:style style:name="P37"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6e309e" officeooo:paragraph-rsid="006e309e" style:font-size-asian="12pt" style:font-size-complex="12pt"/>
    </style:style>
    <style:style style:name="P38"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7526ae" officeooo:paragraph-rsid="007a6ec8" style:font-size-asian="12pt" style:font-size-complex="12pt"/>
    </style:style>
    <style:style style:name="P39" style:family="paragraph" style:parent-style-name="Standard">
      <style:text-properties officeooo:paragraph-rsid="00006e44"/>
    </style:style>
    <style:style style:name="P40" style:family="paragraph" style:parent-style-name="Standard">
      <style:text-properties style:font-name="Arial"/>
    </style:style>
    <style:style style:name="P41" style:family="paragraph" style:parent-style-name="Standard">
      <style:paragraph-properties fo:text-align="start" style:justify-single-word="false"/>
      <style:text-properties style:font-name="Arial"/>
    </style:style>
    <style:style style:name="P42" style:family="paragraph" style:parent-style-name="Standard">
      <style:text-properties style:font-name="Arial" officeooo:paragraph-rsid="00006e44"/>
    </style:style>
    <style:style style:name="P43" style:family="paragraph" style:parent-style-name="Heading_20_2">
      <style:text-properties officeooo:rsid="001b84a4" officeooo:paragraph-rsid="001b84a4"/>
    </style:style>
    <style:style style:name="P44" style:family="paragraph" style:parent-style-name="Heading_20_2">
      <style:text-properties officeooo:rsid="001c1af2" officeooo:paragraph-rsid="001c1af2"/>
    </style:style>
    <style:style style:name="P45" style:family="paragraph" style:parent-style-name="Heading_20_2">
      <style:text-properties officeooo:rsid="00392cd9" officeooo:paragraph-rsid="00392cd9"/>
    </style:style>
    <style:style style:name="P46" style:family="paragraph" style:parent-style-name="Heading_20_2" style:list-style-nam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rsid="000e99f6" officeooo:paragraph-rsid="000e99f6"/>
    </style:style>
    <style:style style:name="P49" style:family="paragraph" style:parent-style-name="Heading_20_2">
      <style:paragraph-properties fo:break-before="page"/>
      <style:text-properties officeooo:rsid="002c55ab" officeooo:paragraph-rsid="002c55ab"/>
    </style:style>
    <style:style style:name="P50" style:family="paragraph" style:parent-style-name="Text_20_body">
      <style:paragraph-properties fo:text-align="justify" style:justify-single-word="false"/>
      <style:text-properties style:font-name="Arial" officeooo:rsid="001e65f6" officeooo:paragraph-rsid="001e65f6"/>
    </style:style>
    <style:style style:name="P51"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77d704" officeooo:paragraph-rsid="007a6ec8" style:font-size-asian="12pt" style:font-size-complex="12pt"/>
    </style:style>
    <style:style style:name="P52" style:family="paragraph" style:parent-style-name="Text_20_body">
      <style:paragraph-properties fo:text-align="justify" style:justify-single-word="false"/>
      <style:text-properties style:font-name="Arial" officeooo:rsid="0082267b" officeooo:paragraph-rsid="0082267b"/>
    </style:style>
    <style:style style:name="P53" style:family="paragraph" style:parent-style-name="Text_20_body">
      <style:paragraph-properties fo:text-align="justify" style:justify-single-word="false"/>
      <style:text-properties style:font-name="Arial" officeooo:rsid="0082fcc1" officeooo:paragraph-rsid="0082fcc1"/>
    </style:style>
    <style:style style:name="T1" style:family="text">
      <style:text-properties officeooo:rsid="00063cbe"/>
    </style:style>
    <style:style style:name="T2" style:family="text">
      <style:text-properties officeooo:rsid="0011ea35"/>
    </style:style>
    <style:style style:name="T3" style:family="text">
      <style:text-properties officeooo:rsid="001b08d0"/>
    </style:style>
    <style:style style:name="T4" style:family="text">
      <style:text-properties officeooo:rsid="001d8718"/>
    </style:style>
    <style:style style:name="T5" style:family="text">
      <style:text-properties officeooo:rsid="0020b992"/>
    </style:style>
    <style:style style:name="T6" style:family="text">
      <style:text-properties officeooo:rsid="0023cb21"/>
    </style:style>
    <style:style style:name="T7" style:family="text">
      <style:text-properties officeooo:rsid="002697ec"/>
    </style:style>
    <style:style style:name="T8" style:family="text">
      <style:text-properties officeooo:rsid="0027b747"/>
    </style:style>
    <style:style style:name="T9" style:family="text">
      <style:text-properties officeooo:rsid="00281101"/>
    </style:style>
    <style:style style:name="T10" style:family="text">
      <style:text-properties officeooo:rsid="0029c680"/>
    </style:style>
    <style:style style:name="T11" style:family="text">
      <style:text-properties officeooo:rsid="002dfaca"/>
    </style:style>
    <style:style style:name="T12" style:family="text">
      <style:text-properties officeooo:rsid="0030f613"/>
    </style:style>
    <style:style style:name="T13" style:family="text">
      <style:text-properties officeooo:rsid="003424ca"/>
    </style:style>
    <style:style style:name="T14" style:family="text">
      <style:text-properties officeooo:rsid="0035aee9"/>
    </style:style>
    <style:style style:name="T15" style:family="text">
      <style:text-properties officeooo:rsid="003c0306"/>
    </style:style>
    <style:style style:name="T16" style:family="text">
      <style:text-properties officeooo:rsid="003ccd96"/>
    </style:style>
    <style:style style:name="T17" style:family="text">
      <style:text-properties officeooo:rsid="0040732a"/>
    </style:style>
    <style:style style:name="T18" style:family="text">
      <style:text-properties officeooo:rsid="00412133"/>
    </style:style>
    <style:style style:name="T19" style:family="text">
      <style:text-properties officeooo:rsid="004279a0"/>
    </style:style>
    <style:style style:name="T20" style:family="text">
      <style:text-properties officeooo:rsid="0042c5f8"/>
    </style:style>
    <style:style style:name="T21" style:family="text">
      <style:text-properties officeooo:rsid="0044a8c9"/>
    </style:style>
    <style:style style:name="T22" style:family="text">
      <style:text-properties officeooo:rsid="00462ad3"/>
    </style:style>
    <style:style style:name="T23" style:family="text">
      <style:text-properties officeooo:rsid="004bd2c1"/>
    </style:style>
    <style:style style:name="T24" style:family="text">
      <style:text-properties officeooo:rsid="004f14af"/>
    </style:style>
    <style:style style:name="T25" style:family="text">
      <style:text-properties officeooo:rsid="0052715e"/>
    </style:style>
    <style:style style:name="T26" style:family="text">
      <style:text-properties officeooo:rsid="005a1d32"/>
    </style:style>
    <style:style style:name="T27" style:family="text">
      <style:text-properties officeooo:rsid="005acbf7"/>
    </style:style>
    <style:style style:name="T28" style:family="text">
      <style:text-properties officeooo:rsid="005ccb13"/>
    </style:style>
    <style:style style:name="T29" style:family="text">
      <style:text-properties officeooo:rsid="005d0c3d"/>
    </style:style>
    <style:style style:name="T30" style:family="text">
      <style:text-properties officeooo:rsid="0067e107"/>
    </style:style>
    <style:style style:name="T31" style:family="text">
      <style:text-properties officeooo:rsid="006b84ec"/>
    </style:style>
    <style:style style:name="T32" style:family="text">
      <style:text-properties officeooo:rsid="006d3618"/>
    </style:style>
    <style:style style:name="T33" style:family="text">
      <style:text-properties officeooo:rsid="006e309e"/>
    </style:style>
    <style:style style:name="T34" style:family="text">
      <style:text-properties officeooo:rsid="00707872"/>
    </style:style>
    <style:style style:name="T35" style:family="text">
      <style:text-properties officeooo:rsid="0071570f"/>
    </style:style>
    <style:style style:name="T36" style:family="text">
      <style:text-properties officeooo:rsid="008455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Network Programmation <text:s text:c="42"/><text:tab/><text:tab/><text:tab/><text:tab/> <text:s text:c="2"/>L. Jouannisson</text:p>
      <text:p text:style-name="P40">Group 2 <text:s text:c="62"/><text:tab/><text:tab/><text:tab/><text:tab/><text:tab/> <text:s/>T. Redon</text:p>
      <text:p text:style-name="P40">M1 IT <text:s text:c="69"/><text:tab/><text:tab/><text:tab/><text:tab/><text:tab/> <text:s text:c="8"/>UGE</text:p>
      <text:p text:style-name="P42"><text:tab/><text:tab/><text:tab/><text:tab/><text:tab/><text:tab/><text:tab/><text:tab/><text:tab/><text:tab/><text:tab/> <text:s text:c="3"/>February 2021</text:p>
      <text:p text:style-name="P39"/>
      <text:p text:style-name="P39"/>
      <text:p text:style-name="P39"/>
      <text:p text:style-name="P39"/>
      <text:p text:style-name="P39"/>
      <text:h text:style-name="Heading_20_2" text:outline-level="2"/>
      <text:p text:style-name="Text_20_body"/>
      <text:p text:style-name="Text_20_body"/>
      <text:p text:style-name="Text_20_body"/>
      <text:p text:style-name="Text_20_body"/>
      <text:p text:style-name="Text_20_body"/>
      <text:p text:style-name="Title">RFC of the ChatOS Protocol</text:p>
      <text:h text:style-name="P47" text:outline-level="2">Summary :</text:h>
      <text:p text:style-name="P2">ChatOS is a very simple protocol used to transfer messages between users. It will be able to connect separately a group of persons in a general chat or just between 2 users in a private connection. Each nonterminal packet is acknowledged separately. <text:s/>This document describes the protocol and its types of packets. <text:s/>The document also explains the reasons behind some of the design decisions <text:span text:style-name="T1">that we took</text:span>.</text:p>
      <text:h text:style-name="Heading_20_2" text:outline-level="2">Acknowlegements :</text:h>
      <text:p text:style-name="P2">The protocol was originally designed by Loïc Jouannisson and Tom Redon. It will evolve with the time and the suggestion given by the teaching staff.</text:p>
      <text:p text:style-name="P2">The first version has been writen between February and March 2021.</text:p>
      <text:h text:style-name="P48" text:outline-level="2">1 – Purpose :</text:h>
      <text:p text:style-name="P3">ChatOS is a protocol <text:span text:style-name="T2">that will authorize the users to connect to a IRC-type general chat, where every user will be able to see the messages posted in the chat from the other people, without saves of the chat between each connection. </text:span></text:p>
      <text:p text:style-name="P4">It will also authorize people to create a <text:span text:style-name="T3">private </text:span>connection between them, without sharing their IP, <text:span text:style-name="T3">either to chat between them or to use another protocol writing on top of TCP.</text:span></text:p>
      <text:p text:style-name="P5">The protocol will be implemented on top of the Transmission Control Protocol, so it will be developped to be easy to use and will be reliable and will ensures an integrity to the users of the chatOS protocol.</text:p>
      <text:p text:style-name="P6"/>
      <text:h text:style-name="P43" text:outline-level="2">2 – Overview of the protocol :</text:h>
      <text:p text:style-name="P8">To start, the user will need to authentify, by sending is username to the server.</text:p>
      <text:p text:style-name="P9">After that, he will be able to participate on the chat and will be authorize to send packets that will contains his message<text:span text:style-name="T5">s</text:span>.</text:p>
      <text:p text:style-name="P10">He will receive an ACK packet that will confirm that the server received the packet with his message.</text:p>
      <text:p text:style-name="P11">If the packet is not receive or if there is an error in <text:span text:style-name="T6">it</text:span>, he will receive an error packet that will be able to determine the type of error that has been found in the packet.</text:p>
      <text:p text:style-name="P12">If the client wants to create a private connection with another user, he will need to send an private connection ask <text:span text:style-name="T8">reques</text:span>t, <text:span text:style-name="T7">the server will redirect it to the user.</text:span></text:p>
      <text:p text:style-name="P13">The other user will respond with a private connection acception <text:span text:style-name="T9">packet</text:span>.</text:p>
      <text:p text:style-name="P14">The server will <text:span text:style-name="T10">contains some users’ data during their connection but will delete them when the collection will be ended.</text:span></text:p>
      <text:h text:style-name="P44" text:outline-level="2">3 – Relation to other protocols :</text:h>
      <text:p text:style-name="P7">For now, the only relation with another protocol will be <text:span text:style-name="T4">that the chatOS is implemented on top of the Transmission Control Protocol.</text:span> </text:p>
      <text:p text:style-name="P50">The packets will be developped to be usable on top of this protocol, and will have an header determining the length of the String when it’s needed, to be sure that we have a control on the receive of a packet.</text:p>
      <text:h text:style-name="P49" text:outline-level="2">4 – Initial Connection Protocol :</text:h>
      <text:p text:style-name="P19">OPCode : 0 (Short) </text:p>
      <text:p text:style-name="P19"><text:span text:style-name="T12">Nickname</text:span> : String ASCII</text:p>
      <text:p text:style-name="P19"><text:span text:style-name="T11">End of the String</text:span> : 1 byte<text:span text:style-name="T11"> at</text:span> 0</text:p>
      <text:p text:style-name="P15">Firstly, the client will be obligated to connect on the server. <text:span text:style-name="T13">He will need to send a packet with the upper informations. </text:span></text:p>
      <text:p text:style-name="P16">Firstly, there will be an OPCode <text:span text:style-name="T19">(defined as 0)</text:span> that will determines the type of the packet. <text:span text:style-name="T14">The OPCode will be a Short data, to take only 2 bytes.</text:span></text:p>
      <text:p text:style-name="P17">After that, the packet will contains the nickname of the user and will end the string with a byte written as a 0.</text:p>
      <text:p text:style-name="P18">If the packet is viable, the user will receive an ACK packet and will be able to use the chat.</text:p>
      <text:p text:style-name="P18"/>
      <text:h text:style-name="P45" text:outline-level="2">5 – <text:span text:style-name="T17">Chat</text:span> <text:span text:style-name="T18">p</text:span>acket :</text:h>
      <text:p text:style-name="P20">OPCode : 1 (Short) </text:p>
      <text:p text:style-name="P20">ID <text:span text:style-name="T16">of</text:span> <text:span text:style-name="T21">the </text:span>packet : Long </text:p>
      <text:p text:style-name="P20"><text:span text:style-name="T20">Nickname</text:span> o<text:span text:style-name="T20">r</text:span> Channel : String <text:span text:style-name="T15">ASCII</text:span></text:p>
      <text:p text:style-name="P20"><text:span text:style-name="T11">End of the String</text:span> : 1 byte<text:span text:style-name="T11"> at</text:span> 0</text:p>
      <text:p text:style-name="P20">Message : String ASCII</text:p>
      <text:p text:style-name="P20"><text:span text:style-name="T11">End of the String</text:span> : 1 byte<text:span text:style-name="T11"> at</text:span> 0</text:p>
      <text:p text:style-name="P27">To send a message in the <text:span text:style-name="T17">chat or to another user, the client will need to send a packet formated as follow.</text:span></text:p>
      <text:p text:style-name="P28">There will be an OPCode (defined as 1) and <text:span text:style-name="T20">this OPCode will be followed with the ID of the packet (number of packet sends by the user, will determine if the packet is well arrived and if not, if the client needs to resend it).</text:span></text:p>
      <text:p text:style-name="P29">After that, the user will need to insert the String containing the nickname of the other user or a void string if he wants it in the general chat, <text:span text:style-name="T22">ended by a byte to 0</text:span>. </text:p>
      <text:p text:style-name="P30">To finish, he will need to put his message, <text:span text:style-name="T22">ended by a byte to 0</text:span>.</text:p>
      <text:h text:style-name="P47" text:outline-level="2">6 – ACK Packet :</text:h>
      <text:p text:style-name="P21">OPCode : <text:span text:style-name="T23">2</text:span> (Short) </text:p>
      <text:p text:style-name="P21">ID <text:span text:style-name="T16">of</text:span> <text:span text:style-name="T21">the </text:span>packet : Long </text:p>
      <text:p text:style-name="P31">The ACK packet is really short, but it’s intended.</text:p>
      <text:p text:style-name="P31">We wanted a short packet, containing only the OPCode 2 and the ID of the packet to check if the packet was well received by the server.</text:p>
      <text:p text:style-name="P31"/>
      <text:h text:style-name="Heading_20_2" text:outline-level="2">7 – Error <text:span text:style-name="T24">Code</text:span> and <text:span text:style-name="T24">Packet </text:span>: </text:h>
      <text:p text:style-name="P22">OPCode : 3 (Short)</text:p>
      <text:p text:style-name="P22">Error Code : Short </text:p>
      <text:p text:style-name="P22">Error Message : String </text:p>
      <text:p text:style-name="P23"><text:span text:style-name="T11">End of the String</text:span> : 1 byte<text:span text:style-name="T11"> at</text:span> 0</text:p>
      <text:p text:style-name="P32">The error packet will contains an OPCode 3, <text:span text:style-name="T25">an error code (detailed just under), an error message that will be ended by a byte to 0.</text:span></text:p>
      <text:p text:style-name="P33">For the error codes, we will define them during the developpment but we can define some for now :</text:p>
      <text:p text:style-name="P34">1 – Packet is <text:span text:style-name="T27">m</text:span>issing datas</text:p>
      <text:p text:style-name="P34">2 – Packet <text:span text:style-name="T26">has e</text:span>rror in datas</text:p>
      <text:p text:style-name="P35"><text:span text:style-name="T28">3</text:span> – <text:span text:style-name="T28">The user asked doesn’t exist</text:span></text:p>
      <text:p text:style-name="P35"><text:span text:style-name="T28">4</text:span> – <text:span text:style-name="T29">The user have not accepted a private connection with you</text:span></text:p>
      <text:p text:style-name="P35"/>
      <text:h text:style-name="P46" text:outline-level="2"/>
      <text:h text:style-name="P47" text:outline-level="2">8 – Private asks packet :</text:h>
      <text:p text:style-name="P23">OPCode : 4 (Short) </text:p>
      <text:p text:style-name="P23"><text:span text:style-name="T30">Nickname</text:span> : String ASCII </text:p>
      <text:p text:style-name="P24"><text:span text:style-name="T11">End of the String</text:span> : 1 byte<text:span text:style-name="T11"> at</text:span> 0</text:p>
      <text:p text:style-name="P36">The private asks packet will contains an OPCode 4.</text:p>
      <text:p text:style-name="P36"><text:span text:style-name="T33">If that’s the client that sends it to the server, it will contains </text:span>the nickname of the user that the client wants to connect with, <text:span text:style-name="T32">ended by a byte to 0</text:span>. </text:p>
      <text:p text:style-name="P37">On the other side, it will contains <text:span text:style-name="T31">the nickname </text:span>of <text:span text:style-name="T31">the client </text:span>that asks for the connection<text:span text:style-name="T31">, ended by a byte to 0. </text:span></text:p>
      <text:p text:style-name="P37"/>
      <text:h text:style-name="Heading_20_2" text:outline-level="2">9 – Private connection acception packet : </text:h>
      <text:p text:style-name="P25">OPCode : 5 (Short)</text:p>
      <text:p text:style-name="P25"><text:span text:style-name="T34">Yes/No</text:span> : Boolean</text:p>
      <text:p text:style-name="P25"><text:span text:style-name="T35">Nickname</text:span> : String ASCII</text:p>
      <text:p text:style-name="P26"><text:span text:style-name="T11">End of the String</text:span> : 1 byte<text:span text:style-name="T11"> at</text:span> 0</text:p>
      <text:p text:style-name="P38">The packet will contains an OPCode at 5, a boolean that will define if the user answers yes or no to the private connection. </text:p>
      <text:p text:style-name="P51">It will also contains the nickname of the client that first asks for the private connection, and it will end with a byte to 0.</text:p>
      <text:p text:style-name="P51"/>
      <text:h text:style-name="Heading_20_2" text:outline-level="2">10 – Client Datas :</text:h>
      <text:p text:style-name="P52">The server will contains some datas linked to the socket channel of the client that is connected.</text:p>
      <text:p text:style-name="P53">In these datas, it will register <text:span text:style-name="T36">the nickname of the user, the last timing where the server received or send a packet to the user and the connections that have the user with the other client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fc3e1" officeooo:paragraph-rsid="003fc3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oïc Jouannisson – Tom Redon<text:tab/><text:tab/><text:page-number text:select-page="current">5</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7T17:46:13.174530137</meta:creation-date>
    <dc:date>2021-02-27T19:04:52.914116352</dc:date>
    <meta:editing-duration>PT1H15M34S</meta:editing-duration>
    <meta:editing-cycles>124</meta:editing-cycles>
    <meta:generator>LibreOffice/6.0.6.2$MacOSX_X86_64 LibreOffice_project/0c292870b25a325b5ed35f6b45599d2ea4458e77</meta:generator>
    <meta:document-statistic meta:table-count="0" meta:image-count="0" meta:object-count="0" meta:page-count="6" meta:paragraph-count="78" meta:word-count="1117" meta:character-count="6046" meta:non-whitespace-character-count="4754"/>
  </office:meta>
</office:document-meta>
</file>